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4" style:family="paragraph" style:parent-style-name="Heading_20_1" style:list-style-name="">
      <style:paragraph-properties fo:text-align="justify" style:justify-single-word="false">
        <style:tab-stops/>
      </style:paragraph-properties>
    </style:style>
    <style:style style:name="P5" style:family="paragraph" style:parent-style-name="Heading_20_1">
      <style:paragraph-properties fo:text-align="justify" style:justify-single-word="false" fo:break-before="page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Heading_20_2" style:list-style-name="">
      <style:paragraph-properties>
        <style:tab-stops/>
      </style:paragraph-properties>
      <style:text-properties officeooo:paragraph-rsid="002e8b40"/>
    </style:style>
    <style:style style:name="P8" style:family="paragraph" style:parent-style-name="Heading_20_2">
      <style:paragraph-properties fo:break-before="page"/>
      <style:text-properties officeooo:paragraph-rsid="002e8b40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Heading_20_2" style:list-style-name="">
      <style:paragraph-properties>
        <style:tab-stops/>
      </style:paragraph-properties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>
      <style:text-properties officeooo:rsid="003e1507" officeooo:paragraph-rsid="003d4815"/>
    </style:style>
    <style:style style:name="P15" style:family="paragraph" style:parent-style-name="Heading_20_3">
      <style:text-properties style:use-window-font-color="true" loext:opacity="0%"/>
    </style:style>
    <style:style style:name="P16" style:family="paragraph" style:parent-style-name="Text_20_body">
      <style:text-properties style:use-window-font-color="true" loext:opacity="0%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/>
    </style:style>
    <style:style style:name="P18" style:family="paragraph" style:parent-style-name="Text_20_body">
      <style:text-properties style:use-window-font-color="true" loext:opacity="0%" officeooo:rsid="00389eea" officeooo:paragraph-rsid="00389eea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fo:color="#00b0ff" loext:opacity="100%" style:font-name="Liberation Serif" fo:font-size="10.5pt" fo:font-weight="normal" fo:background-color="#261d45"/>
    </style:style>
    <style:style style:name="P21" style:family="paragraph" style:parent-style-name="Standard">
      <style:paragraph-properties style:line-height-at-least="0.503cm" fo:text-align="justify" style:justify-single-word="false"/>
      <style:text-properties style:font-name="Liberation Serif"/>
    </style:style>
    <style:style style:name="P22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fo:color="#65737e" loext:opacity="100%" style:font-name="Liberation Serif" fo:font-size="10.5pt" fo:font-weight="bold" fo:background-color="#261d45"/>
    </style:style>
    <style:style style:name="P23" style:family="paragraph" style:parent-style-name="Standard">
      <style:paragraph-properties fo:text-align="justify" style:justify-single-word="false"/>
      <style:text-properties style:font-name="Liberation Serif"/>
    </style:style>
    <style:style style:name="T1" style:family="text">
      <style:text-properties officeooo:rsid="0020b68d"/>
    </style:style>
    <style:style style:name="T2" style:family="text">
      <style:text-properties officeooo:rsid="00330878"/>
    </style:style>
    <style:style style:name="T3" style:family="text">
      <style:text-properties officeooo:rsid="003473de"/>
    </style:style>
    <style:style style:name="T4" style:family="text">
      <style:text-properties officeooo:rsid="00287c8f"/>
    </style:style>
    <style:style style:name="T5" style:family="text">
      <style:text-properties style:use-window-font-color="true" loext:opacity="0%" officeooo:rsid="001a9ecf"/>
    </style:style>
    <style:style style:name="T6" style:family="text">
      <style:text-properties officeooo:rsid="002c02ae"/>
    </style:style>
    <style:style style:name="T7" style:family="text">
      <style:text-properties officeooo:rsid="002f099e"/>
    </style:style>
    <style:style style:name="T8" style:family="text">
      <style:text-properties officeooo:rsid="00443b18"/>
    </style:style>
    <style:style style:name="T9" style:family="text">
      <style:text-properties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"><text:a xlink:type="simple" xlink:href="#__RefHeading___Toc5_980574501" text:style-name="Index_20_Link" text:visited-style-name="Index_20_Link">Dokumentáció<text:tab/>2</text:a></text:p>
          <text:p text:style-name="P2"><text:a xlink:type="simple" xlink:href="#__RefHeading___Toc7_980574501" text:style-name="Index_20_Link" text:visited-style-name="Index_20_Link">1. Bevezető<text:tab/>2</text:a></text:p>
          <text:p text:style-name="P3"><text:a xlink:type="simple" xlink:href="#__RefHeading___Toc9_980574501" text:style-name="Index_20_Link" text:visited-style-name="Index_20_Link">1. Bevezetés<text:tab/>2</text:a></text:p>
          <text:p text:style-name="P2"><text:a xlink:type="simple" xlink:href="#__RefHeading___Toc11_980574501" text:style-name="Index_20_Link" text:visited-style-name="Index_20_Link">2. Elméleti megalapozás 3. Rendszer specifikációi<text:tab/>2</text:a></text:p>
          <text:p text:style-name="P3"><text:a xlink:type="simple" xlink:href="#__RefHeading___Toc13_980574501" text:style-name="Index_20_Link" text:visited-style-name="Index_20_Link">Böngésző kiegészítő<text:tab/>2</text:a></text:p>
          <text:p text:style-name="P3"><text:a xlink:type="simple" xlink:href="#__RefHeading___Toc15_980574501" text:style-name="Index_20_Link" text:visited-style-name="Index_20_Link">3.1 Felhasználói követelmények:<text:tab/>2</text:a></text:p>
          <text:p text:style-name="P3"><text:a xlink:type="simple" xlink:href="#__RefHeading___Toc17_980574501" text:style-name="Index_20_Link" text:visited-style-name="Index_20_Link">3.1.1 Funkcionális követelmények<text:tab/>2</text:a></text:p>
          <text:p text:style-name="P3"><text:a xlink:type="simple" xlink:href="#__RefHeading___Toc19_980574501" text:style-name="Index_20_Link" text:visited-style-name="Index_20_Link">3.1.2 Nem-funkcionális követelmények<text:tab/>2</text:a></text:p>
          <text:p text:style-name="P2"><text:a xlink:type="simple" xlink:href="#__RefHeading___Toc21_980574501" text:style-name="Index_20_Link" text:visited-style-name="Index_20_Link">4. Tervezés és megvalósítás<text:tab/>4</text:a></text:p>
          <text:p text:style-name="P3"><text:a xlink:type="simple" xlink:href="#__RefHeading___Toc23_980574501" text:style-name="Index_20_Link" text:visited-style-name="Index_20_Link">A rendszer architektúrája<text:tab/>4</text:a></text:p>
        </text:index-body>
      </text:table-of-content>
      <text:h text:style-name="P4" text:outline-level="1"/>
      <text:h text:style-name="P5" text:outline-level="1"><text:bookmark-start text:name="__RefHeading___Toc5_980574501"/>Dok<text:span text:style-name="T1">u</text:span>mentáció<text:bookmark-end text:name="__RefHeading___Toc5_980574501"/></text:h>
      <text:h text:style-name="P6" text:outline-level="2"><text:bookmark-start text:name="__RefHeading___Toc7_980574501"/>1. Bevezető<text:bookmark-end text:name="__RefHeading___Toc7_980574501"/></text:h>
      <text:p text:style-name="Text_20_body">A projekt célja egy webes scraper rendszer fejlesztése, amely képes weboldalakról szöveges tartalmat kinyerni, <text:span text:style-name="T2">feldolgozni </text:span>azokat <text:span text:style-name="T2">és</text:span> adatbázisban tárolni <text:span text:style-name="T2">a használható szövegeket </text:span><text:span text:style-name="T3">emellett pedig ke</text:span>resni bennük, valamint egy böngésző kiegészítőn keresztül is elérhetővé tenni a scraping funkciót. A rendszerhez frontend felület is tartozik, amelyen keresztül a felhasználó egyszerűen használhatja a szolgáltatásokat.</text:p>
      <text:h text:style-name="P7" text:outline-level="2"/>
      <text:h text:style-name="P8" text:outline-level="2"><text:bookmark-start text:name="__RefHeading___Toc11_980574501"/><text:span text:style-name="T4">2. </text:span>Elméleti megalapozás<text:bookmark-end text:name="__RefHeading___Toc11_980574501"/></text:h>
      <text:h text:style-name="P7" text:outline-level="2"/>
      <text:h text:style-name="P8" text:outline-level="2">3. Rendszer specifikációi</text:h>
      <text:h text:style-name="P9" text:outline-level="3"><text:bookmark-start text:name="__RefHeading___Toc15_980574501"/>3.1 Felhasználói követelmények:<text:bookmark-end text:name="__RefHeading___Toc15_980574501"/></text:h>
      <text:p text:style-name="Text_20_body">A fejlesztés célja egy olyan átfogó rendszer létrehozása, amely a weboldalak szöveges tartalmának letöltését és feldolgozását automatizálja, majd az így nyert adatokat strukturált formában, adatbázisban tárolja. A rendszerben könnyedén kereshetünk URL vagy tetszőleges kulcsszó alapján, és a találatokat egy egyedi azonosító segítségével is megtekinthetjük. A funkciókat egy intuitív front-end felületen érhetjük el, emellett pedig egy Firefox bővítmény integrációja révén közvetlenül a böngészőnkből indíthatók a scraping műveletek. A háttérben részletes naplózás gondoskodik a folyamatok átláthatóságáról és auditálhatóságáról, míg a környezeti változók használata biztosítja a különböző adatbázis-elérési adatok és egyéb konfigurációk egyszerű, rugalmas kezelését.</text:p>
      <text:h text:style-name="P9" text:outline-level="3"><text:bookmark-start text:name="__RefHeading___Toc17_980574501"/>3.1.1 Funkcionális követelmények<text:bookmark-end text:name="__RefHeading___Toc17_980574501"/></text:h>
      <text:list text:style-name="L1">
        <text:list-item>
          <text:p text:style-name="P10">A rendszer képes legyen tetszőleges URL-t letölteni és a szöveget kinyerni.</text:p>
        </text:list-item>
        <text:list-item>
          <text:p text:style-name="P10">Az eredményeket MySQL adatbázisban tárolja.</text:p>
        </text:list-item>
        <text:list-item>
          <text:p text:style-name="P10">A felhasználó kereshet URL vagy kulcsszó alapján.</text:p>
        </text:list-item>
        <text:list-item>
          <text:p text:style-name="P10">A keresési eredményekből az adott rekord teljes szövege megtekinthető.</text:p>
        </text:list-item>
        <text:list-item>
          <text:p text:style-name="P10">A frontend felületen keresztül minden funkció elérhető.</text:p>
        </text:list-item>
        <text:list-item>
          <text:p text:style-name="P10">A böngésző kiegészítő egy kattintással elküldi az aktuális URL-t a backendnek scraping céljából.</text:p>
        </text:list-item>
      </text:list>
      <text:h text:style-name="Heading_20_3" text:outline-level="3"><text:bookmark-start text:name="__RefHeading___Toc19_980574501"/><text:span text:style-name="T5">3</text:span>.1.2 Nem-funkcionális követelmények<text:bookmark-end text:name="__RefHeading___Toc19_980574501"/></text:h>
      <text:list text:style-name="L2">
        <text:list-item>
          <text:p text:style-name="P11">A rendszer REST API-t biztosít JSON válaszokkal.</text:p>
        </text:list-item>
        <text:list-item>
          <text:p text:style-name="P11">A rendszer naplózza a scraping eseményeket.</text:p>
        </text:list-item>
        <text:list-item>
          <text:p text:style-name="P11">A rendszer támogatja a környezeti változókból történő konfigurációt.</text:p>
        </text:list-item>
        <text:list-item>
          <text:p text:style-name="P11">A frontend reszponzív és felhasználóbarát legyen.</text:p>
        </text:list-item>
        <text:list-item>
          <text:p text:style-name="P11">A kód legyen jól dokumentált és karbantartható.</text:p>
        </text:list-item>
      </text:list>
      <text:h text:style-name="P12" text:outline-level="2"/>
      <text:h text:style-name="P13" text:outline-level="2"><text:bookmark-start text:name="__RefHeading___Toc21_980574501"/><text:span text:style-name="T6">4</text:span>. <text:span text:style-name="T6">Tervezés és megvalósítás</text:span><text:bookmark-end text:name="__RefHeading___Toc21_980574501"/></text:h>
      <text:h text:style-name="Heading_20_3" text:outline-level="3"><text:span text:style-name="T7">4.1 </text:span>Használt technológiák</text:h>
      <text:h text:style-name="Heading_20_4" text:outline-level="4">Python (FastAPI)</text:h>
      <text:p text:style-name="Text_20_body">FastAPI egy modern, gyors (high-performance) Python keretrendszer, amely az ASGI szabványra épül, és teljes körű támogatást nyújt az aszinkron műveletekhez. Beépített adatvalidációt és dokumentációgenerálást kínál Pydantic és OpenAPI segítségével, így a fejlesztés és a karbantartás is átláthatóbbá válik.</text:p>
      <text:h text:style-name="Heading_20_5" text:outline-level="5">databases</text:h>
      <text:p text:style-name="Text_20_body">A databases egy könnyen használható, aszinkron Python könyvtár, amely lehetővé teszi különböző relációs adatbázisokhoz (pl. PostgreSQL, MySQL, SQLite) való csatlakozást SQLAlchemy Core alatt. Blokkolásmentes API-ja révén zökkenőmentesen illeszthető FastAPI vagy más asyncio-alapú alkalmazásokba.</text:p>
      <text:h text:style-name="Heading_20_5" text:outline-level="5">aiomysql</text:h>
      <text:p text:style-name="Text_20_body">Az aiomysql egy aszinkron MySQL kliens Pythonhoz, amely az asyncio keretrendszerre épül, és lehetővé teszi a párhuzamos adatbázis-lekérdezések futtatását anélkül, hogy blokkolná az eseményhurokot. Így nagy terhelésű környezetben is hatékonyan kezelhető a párhuzamos adatforgalom.</text:p>
      <text:h text:style-name="Heading_20_5" text:outline-level="5">BeautifulSoup</text:h>
      <text:p text:style-name="P14">A BeautifulSoup egy rendkívül népszerű Python könyvtár HTML- és XML-dokumentumok elemzésére és feldolgozására. Segítségével néhány sor kóddal könnyedén kifésülhetjük a releváns szöveget, attribútumokat vagy címkéket a weboldalak forrásából.</text:p>
      <text:h text:style-name="Heading_20_5" text:outline-level="5">requests</text:h>
      <text:p text:style-name="P14">A Requests a Python „gyilkos HTTP-kliens” néven ismert könyvtára, amely egyszerű, mégis rugalmas API-t kínál HTTP-kérések küldéséhez. Széles körben használják REST API-k lekérdezésére, fájlok letöltésére és más hálózati műveletekre, minimális konfiguráció mellett.</text:p>
      <text:h text:style-name="Heading_20_4" text:outline-level="4">HTML</text:h>
      <text:p text:style-name="Text_20_body">A HTML (HyperText Markup Language) az internet alapszintű jelölőnyelve, amely dokumentumok szerkezetét határozza meg címkék segítségével. Minden weboldal magját alkotja, és lehetővé teszi a címsorok, bekezdések, listák vagy beágyazott elemek (képek, videók) deklarálását.</text:p>
      <text:h text:style-name="Heading_20_4" text:outline-level="4">CSS</text:h>
      <text:p text:style-name="Text_20_body">A CSS (Cascading Style Sheets) a weboldalak megjelenéséért felelős stílusnyelv, amellyel színeket, betűtípusokat, elrendezéseket és animációkat szabályozhatunk. Elkülöníti a tartalmat a dizájntól, így a HTML tiszta marad, míg a megjelenés központilag kezelhető.</text:p>
      <text:h text:style-name="Heading_20_4" text:outline-level="4"><text:soft-page-break/>MySQL</text:h>
      <text:p text:style-name="Text_20_body">A MySQL egy nyílt forráskódú, széles körben elterjedt relációs adatbázis-kezelő rendszer, amely magas rendelkezésre állást és skálázhatóságot kínál. Gyakori választás webalkalmazásokhoz a megbízhatósága, teljesítménye és egyszerű adminisztrációs eszköztára miatt.</text:p>
      <text:h text:style-name="P15" text:outline-level="3"><text:bookmark-start text:name="__RefHeading___Toc23_980574501"/><text:span text:style-name="T8">4.2 </text:span>A rendszer architektúrája<text:bookmark-end text:name="__RefHeading___Toc23_980574501"/></text:h>
      <text:p text:style-name="P16"><text:span text:style-name="T9">Backend:</text:span> Python (FastAPI), adatbázis-kezelés (databases, aiomysql), scraping (BeautifulSoup, requests).</text:p>
      <text:p text:style-name="P16"><text:span text:style-name="T9">Frontend:</text:span> Statikus HTML, CSS, JavaScript.</text:p>
      <text:p text:style-name="P16"><text:span text:style-name="T9">Adatbázis:</text:span> MySQL, `scraped_text` tábla (id, url, text, time).</text:p>
      <text:p text:style-name="P16"><text:span text:style-name="T9">Böngésző kiegészítő:</text:span> Firefox extension (manifest.json, background.js).</text:p>
      <text:p text:style-name="P17"/>
      <text:p text:style-name="P17"><text:span text:style-name="T9">main.py:</text:span> API végpontok, statikus fájlok kiszolgálása.</text:p>
      <text:p text:style-name="P17"><text:span text:style-name="T9">database.py:</text:span> Adatbázis kapcsolat kezelése.</text:p>
      <text:p text:style-name="P17"><text:span text:style-name="T9">web_scrape.py:</text:span> Weboldalak letöltése és szöveg kinyerése.</text:p>
      <text:p text:style-name="P17"><text:span text:style-name="T9">static/</text:span>: Frontend fájlok (index.html, view_result.html, styles.css, script.js).</text:p>
      <text:p text:style-name="P17"><text:span text:style-name="T9">extension/firefox-ext/</text:span>: Böngésző kiegészítő forrásai.</text:p>
      <text:h text:style-name="Heading_20_3" text:outline-level="3">Alkalmazás bemutatása</text:h>
      <text:p text:style-name="P17">1. <text:span text:style-name="T9">Scraping:</text:span> </text:p>
      <text:p text:style-name="P17">- Felhasználó megad egy URL-t → backend letölti, feldolgozza, eltárolja (ha új).</text:p>
      <text:p text:style-name="P17">2. <text:span text:style-name="T9">Keresés:</text:span> </text:p>
      <text:p text:style-name="P17">- Felhasználó keres URL vagy kulcsszó alapján → backend visszaadja a találatokat.</text:p>
      <text:p text:style-name="P17">3. <text:span text:style-name="T9">Eredmény megtekintése:</text:span> </text:p>
      <text:p text:style-name="P17">- Felhasználó kiválaszt egy találatot → backend visszaadja a teljes szöveget.</text:p>
      <text:p text:style-name="P17">4. <text:span text:style-name="T9">Böngésző kiegészítő:</text:span> </text:p>
      <text:p text:style-name="P17">- Felhasználó elküldi az aktuális URL-t → backend feldolgozza.</text:p>
      <text:h text:style-name="P15" text:outline-level="3"><text:bookmark-start text:name="__RefHeading___Toc13_980574501"/>Böngésző kiegészítő<text:bookmark-end text:name="__RefHeading___Toc13_980574501"/></text:h>
      <text:p text:style-name="P18">Egy szimpla firefox kiegészítőről beszélünk.</text:p>
      <text:p text:style-name="P18"/>
      <text:h text:style-name="P15" text:outline-level="3">Adatbázis</text:h>
      <text:p text:style-name="P17">Adatbázis séma (példa)</text:p>
      <text:p text:style-name="P17">sql</text:p>
      <text:p text:style-name="P17">CREATE TABLE scraped_text (</text:p>
      <text:p text:style-name="P17">id INT AUTO_INCREMENT PRIMARY KEY,</text:p>
      <text:p text:style-name="P17">url VARCHAR(2048) NOT NULL,</text:p>
      <text:p text:style-name="P17">text LONGTEXT NOT NULL,</text:p>
      <text:p text:style-name="P17">time DATETIME DEFAULT CURRENT_TIMESTAMP</text:p>
      <text:p text:style-name="P19">);</text:p>
      <text:p text:style-name="P20"/>
      <text:p text:style-name="P21"/>
      <text:p text:style-name="P22"/>
      <text:p text:style-name="P2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.499cm" style:page-number="auto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right="2cm" fo:margin-top="0.499cm" fo:margin-bottom="0.4cm" style:contextual-spacing="false" style:page-number="auto"/>
      <style:text-properties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right="2cm" fo:margin-top="0.55cm" fo:margin-bottom="0.409cm" style:contextual-spacing="false" style:page-number="auto" fo:break-before="auto" fo:break-after="auto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right="1cm"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right="0.801cm" fo:margin-top="0.31cm" fo:margin-bottom="0.31cm" style:contextual-spacing="false" style:page-number="auto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 style:master-page-name="">
      <style:paragraph-properties fo:margin-top="0.212cm" fo:margin-bottom="0.106cm" style:contextual-spacing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1:27:28.558626386</meta:creation-date>
    <dc:date>2025-05-21T22:37:25.312557931</dc:date>
    <meta:editing-duration>PT44M10S</meta:editing-duration>
    <meta:editing-cycles>28</meta:editing-cycles>
    <meta:generator>LibreOffice/25.2.3.2$Linux_X86_64 LibreOffice_project/520$Build-2</meta:generator>
    <meta:document-statistic meta:table-count="0" meta:image-count="0" meta:object-count="0" meta:page-count="7" meta:paragraph-count="79" meta:word-count="722" meta:character-count="5822" meta:non-whitespace-character-count="5186"/>
  </office:meta>
</office:document-meta>
</file>